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5a3" officeooo:paragraph-rsid="0009d5a3"/>
    </style:style>
    <style:style style:name="P2" style:family="paragraph" style:parent-style-name="Standard">
      <style:paragraph-properties fo:line-height="150%"/>
      <style:text-properties officeooo:rsid="0009d5a3" officeooo:paragraph-rsid="0009d5a3"/>
    </style:style>
    <style:style style:name="P3" style:family="paragraph" style:parent-style-name="Standard">
      <style:text-properties officeooo:rsid="000b415b" officeooo:paragraph-rsid="000b415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415b" officeooo:paragraph-rsid="000b415b" style:font-weight-asian="bold" style:font-weight-complex="bold"/>
    </style:style>
    <style:style style:name="P5" style:family="paragraph" style:parent-style-name="Standard">
      <style:text-properties fo:font-weight="bold" officeooo:rsid="0009d5a3" officeooo:paragraph-rsid="0009d5a3" style:font-weight-asian="bold" style:font-weight-complex="bold"/>
    </style:style>
    <style:style style:name="P6" style:family="paragraph" style:parent-style-name="Standard" style:list-style-name="L2">
      <style:text-properties fo:font-weight="bold" officeooo:rsid="000b415b" officeooo:paragraph-rsid="000b415b" style:font-weight-asian="bold" style:font-weight-complex="bold"/>
    </style:style>
    <style:style style:name="P7" style:family="paragraph" style:parent-style-name="Standard" style:list-style-name="L2">
      <style:text-properties fo:font-weight="bold" officeooo:rsid="000d36eb" officeooo:paragraph-rsid="000d36eb" style:font-weight-asian="bold" style:font-weight-complex="bold"/>
    </style:style>
    <style:style style:name="P8" style:family="paragraph" style:parent-style-name="Standard">
      <style:text-properties fo:font-weight="bold" officeooo:rsid="000c7ed8" officeooo:paragraph-rsid="001742b0" style:font-weight-asian="bold" style:font-weight-complex="bold"/>
    </style:style>
    <style:style style:name="P9" style:family="paragraph" style:parent-style-name="Standard" style:list-style-name="L2">
      <style:text-properties officeooo:rsid="000fdc25" officeooo:paragraph-rsid="000fdc25"/>
    </style:style>
    <style:style style:name="P10" style:family="paragraph" style:parent-style-name="Standard" style:list-style-name="L2">
      <style:text-properties officeooo:rsid="000b415b" officeooo:paragraph-rsid="000b415b"/>
    </style:style>
    <style:style style:name="P11" style:family="paragraph" style:parent-style-name="Standard" style:list-style-name="L2">
      <style:text-properties officeooo:rsid="000b415b" officeooo:paragraph-rsid="001742b0"/>
    </style:style>
    <style:style style:name="P12" style:family="paragraph" style:parent-style-name="Standard" style:list-style-name="L2">
      <style:text-properties officeooo:rsid="000d36eb" officeooo:paragraph-rsid="000d36eb"/>
    </style:style>
    <style:style style:name="P13" style:family="paragraph" style:parent-style-name="Standard" style:list-style-name="L2">
      <style:text-properties officeooo:rsid="000d36eb" officeooo:paragraph-rsid="001742b0"/>
    </style:style>
    <style:style style:name="P14" style:family="paragraph" style:parent-style-name="Standard">
      <style:text-properties officeooo:rsid="000d36eb" officeooo:paragraph-rsid="000d36eb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d36eb" style:font-size-asian="12pt" style:font-size-complex="12pt"/>
    </style:style>
    <style:style style:name="P16" style:family="paragraph" style:parent-style-name="Standard" style:list-style-name="L3">
      <style:text-properties officeooo:rsid="000c7ed8" officeooo:paragraph-rsid="001742b0"/>
    </style:style>
    <style:style style:name="P17" style:family="paragraph" style:parent-style-name="Standard">
      <style:text-properties officeooo:rsid="000c7ed8" officeooo:paragraph-rsid="001742b0"/>
    </style:style>
    <style:style style:name="P18" style:family="paragraph" style:parent-style-name="Text_20_body" style:list-style-name="L1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italic" fo:font-weight="bold" officeooo:paragraph-rsid="0012b2a2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ext_20_body" style:list-style-name="L1">
      <style:paragraph-properties fo:margin-top="0cm" fo:margin-bottom="0.247cm" loext:contextual-spacing="false" fo:line-height="100%" fo:text-align="start" style:justify-single-word="false" fo:orphans="2" fo:widows="2"/>
      <style:text-properties officeooo:rsid="0009d5a3" officeooo:paragraph-rsid="0012b2a2"/>
    </style:style>
    <style:style style:name="T1" style:family="text">
      <style:text-properties officeooo:rsid="000b415b"/>
    </style:style>
    <style:style style:name="T2" style:family="text">
      <style:text-properties officeooo:rsid="000fdc25"/>
    </style:style>
    <style:style style:name="T3" style:family="text">
      <style:text-properties officeooo:rsid="0011b5ff"/>
    </style:style>
    <style:style style:name="T4" style:family="text">
      <style:text-properties officeooo:rsid="0012b2a2"/>
    </style:style>
    <style:style style:name="T5" style:family="text">
      <style:text-properties officeooo:rsid="00143f41"/>
    </style:style>
    <style:style style:name="T6" style:family="text">
      <style:text-properties officeooo:rsid="0016540c"/>
    </style:style>
    <style:style style:name="T7" style:family="text">
      <style:text-properties officeooo:rsid="001742b0"/>
    </style:style>
    <style:style style:name="T8" style:family="text">
      <style:text-properties officeooo:rsid="00107d78"/>
    </style:style>
    <style:style style:name="T9" style:family="text">
      <style:text-properties officeooo:rsid="001068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o Final da Disciplina</text:p>
      <text:p text:style-name="Standard"/>
      <text:p text:style-name="P5"><text:span text:style-name="T5">Trabalho em g</text:span>rupo de <text:span text:style-name="T3">no máximo</text:span> 4 pessoas, <text:span text:style-name="T4">com 3 entregas:</text:span> </text:p>
      <text:p text:style-name="P5"/>
      <text:list xml:id="list3083766204752187903" text:style-name="L1">
        <text:list-item>
          <text:p text:style-name="P18"><text:span text:style-name="T6">05</text:span>/<text:span text:style-name="T6">10</text:span> -Entrega do Projeto Conceitual</text:p>
        </text:list-item>
        <text:list-item>
          <text:p text:style-name="P18"><text:span text:style-name="T6">10</text:span>/<text:span text:style-name="T6">11</text:span> - Entrega do Projeto <text:span text:style-name="T6">Final</text:span></text:p>
          <text:p text:style-name="P19"/>
        </text:list-item>
      </text:list>
      <text:p text:style-name="P1"><text:span text:style-name="T4">O Tema do p</text:span>rojeto <text:span text:style-name="T4">é de escolha</text:span> dos alunos entre algum <text:span text:style-name="T1">dos seguintes:</text:span></text:p>
      <text:p text:style-name="P1"/>
      <text:p text:style-name="P2">- IFOOD</text:p>
      <text:p text:style-name="P2">- SITE DE COMPRAS (<text:span text:style-name="T4">ex: </text:span>LOJAS AMERICANAS/<text:span text:style-name="T4">SUBMARINO ou outro</text:span>)</text:p>
      <text:p text:style-name="P2">- NETFLIX</text:p>
      <text:p text:style-name="P2">- <text:span text:style-name="T2">SPOTIFY</text:span></text:p>
      <text:p text:style-name="P2">- SITE DE CURSOS (<text:span text:style-name="T4">ex: </text:span>UDEMY)</text:p>
      <text:p text:style-name="P2">- MUSEU DE ARTES</text:p>
      <text:p text:style-name="P2">- SITE DE VIAGENS (<text:span text:style-name="T4">ex: </text:span>DECOLAR)</text:p>
      <text:p text:style-name="P2">- REDE SOCIAL</text:p>
      <text:p text:style-name="P2">- <text:span text:style-name="T1">FARMÁCIAS</text:span></text:p>
      <text:p text:style-name="P2">- <text:span text:style-name="T1">LIVRARIA</text:span></text:p>
      <text:p text:style-name="P2">- <text:span text:style-name="T1">HOSPITAL</text:span></text:p>
      <text:p text:style-name="P2">- <text:span text:style-name="T1">SUPERMERCADO</text:span></text:p>
      <text:p text:style-name="P2">- <text:span text:style-name="T1">RESTAURANTE</text:span></text:p>
      <text:p text:style-name="P2">- <text:span text:style-name="T1">LOCADORA DE VEÌCULOS</text:span></text:p>
      <text:p text:style-name="P2">- <text:span text:style-name="T2">ACADEMIA </text:span></text:p>
      <text:p text:style-name="P2"/>
      <text:p text:style-name="P3"><text:span text:style-name="T7">Artefatos</text:span>:</text:p>
      <text:list xml:id="list1945182656024139168" text:style-name="L2">
        <text:list-item>
          <text:p text:style-name="P6">Projeto Conceitual:</text:p>
          <text:list>
            <text:list-item>
              <text:p text:style-name="P9">Defini<text:span text:style-name="T7">ção</text:span> <text:span text:style-name="T7">d</text:span>o escopo;</text:p>
            </text:list-item>
            <text:list-item>
              <text:p text:style-name="P10">Defini<text:span text:style-name="T7">ção</text:span> <text:span text:style-name="T7">d</text:span>os requisitos de acordo com o <text:span text:style-name="T2">escopo</text:span>;</text:p>
            </text:list-item>
            <text:list-item>
              <text:p text:style-name="P10"><text:span text:style-name="T7">M</text:span>odelo entidade-relacionamento de forma gráfica (<text:span text:style-name="T7">DER</text:span>);</text:p>
            </text:list-item>
          </text:list>
        </text:list-item>
        <text:list-item>
          <text:p text:style-name="P6">Projeto Lógico:</text:p>
          <text:list>
            <text:list-item>
              <text:p text:style-name="P11"><text:span text:style-name="T7">M</text:span>odelo relacional normalizado – <text:span text:style-name="T7">após o mapeamento <text:s/></text:span></text:p>
              <text:p text:style-name="P11"><text:span text:style-name="T7">(usando a representação formal de uma relação)</text:span>;</text:p>
            </text:list-item>
            <text:list-item>
              <text:p text:style-name="P10"><text:span text:style-name="T7">Modelo relacional</text:span> de forma gráfica (<text:span text:style-name="T7">DER</text:span>);</text:p>
            </text:list-item>
            <text:list-item>
              <text:p text:style-name="P12"><text:span text:style-name="T7">D</text:span>icionário de dados <text:span text:style-name="T2">das tabelas resultantes</text:span>;</text:p>
            </text:list-item>
          </text:list>
        </text:list-item>
        <text:list-item>
          <text:p text:style-name="P7">P<text:span text:style-name="T1">rojeto físico:</text:span></text:p>
          <text:list>
            <text:list-item>
              <text:p text:style-name="P12">Cria<text:span text:style-name="T7">ção</text:span> <text:span text:style-name="T7">d</text:span>o banco de dados <text:span text:style-name="T7">(imagens do banco, tabelas, etc)</text:span>;</text:p>
            </text:list-item>
            <text:list-item>
              <text:p text:style-name="P13">Scripts <text:span text:style-name="T7">(definidos a seguir)</text:span></text:p>
              <text:p text:style-name="P13"/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Scripts para o Trabalho </text:p>
      <text:p text:style-name="P8"/>
      <text:list xml:id="list6628413515301040582" text:style-name="L3">
        <text:list-item>
          <text:p text:style-name="P16">Criação <text:span text:style-name="T9">das tabelas com toda a estrutura</text:span></text:p>
          <text:p text:style-name="P16"/>
        </text:list-item>
        <text:list-item>
          <text:p text:style-name="P16">Inserção <text:span text:style-name="T9">(para cada tabela)</text:span></text:p>
          <text:p text:style-name="P16"/>
        </text:list-item>
        <text:list-item>
          <text:p text:style-name="P16">Deleção <text:span text:style-name="T9">(para cada tabela)</text:span></text:p>
          <text:p text:style-name="P16"/>
        </text:list-item>
        <text:list-item>
          <text:p text:style-name="P16">Update <text:span text:style-name="T9">(para cada tabela)</text:span></text:p>
          <text:p text:style-name="P16"/>
        </text:list-item>
        <text:list-item>
          <text:p text:style-name="P16">Select (todos devem ser postados com os resultados)</text:p>
          <text:p text:style-name="P16"/>
          <text:list>
            <text:list-item>
              <text:p text:style-name="P16">básicos das tabelas (2)</text:p>
            </text:list-item>
            <text:list-item>
              <text:p text:style-name="P16">básico renomeando campos (2)</text:p>
            </text:list-item>
            <text:list-item>
              <text:p text:style-name="P16">usando inner joins (2)</text:p>
            </text:list-item>
            <text:list-item>
              <text:p text:style-name="P16">usando operações de agrupamento (2)</text:p>
            </text:list-item>
            <text:list-item>
              <text:p text:style-name="P16">usando ordenação (2)</text:p>
            </text:list-item>
          </text:list>
        </text:list-item>
      </text:list>
      <text:p text:style-name="P17"/>
      <text:p text:style-name="P17"><text:tab/><text:span text:style-name="T8">A entrega desses scripts de seleção (select) deve vir com os resultados da execução.</text:span>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22:51:13.196000000</meta:creation-date>
    <dc:date>2021-09-21T18:29:34.296000000</dc:date>
    <meta:editing-duration>PT32M6S</meta:editing-duration>
    <meta:editing-cycles>10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51" meta:word-count="246" meta:character-count="1381" meta:non-whitespace-character-count="1202"/>
  </office:meta>
</office:document-meta>
</file>